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fill="solid" draw:fill-color="#ffffff" draw:textarea-horizontal-align="justify" draw:textarea-vertical-align="middle" draw:auto-grow-height="false" fo:min-height="1.05cm" fo:min-width="3.1cm"/>
    </style:style>
    <style:style style:name="gr2" style:family="graphic" style:parent-style-name="objectwithoutfill">
      <style:graphic-properties svg:stroke-width="0.1cm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loext:graphic-properties draw:fill="solid" draw:fill-color="#ffffff"/>
      <style:paragraph-properties fo:text-align="center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4" style:family="paragraph">
      <loext:graphic-properties draw:fill="solid" draw:fill-color="#ffffff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6cm" svg:height="1.3cm" svg:x="5.1cm" svg:y="6cm">
          <text:p text:style-name="P1"><text:span text:style-name="T1">usuario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5" draw:id="id5" draw:layer="layout" svg:width="3.6cm" svg:height="1.3cm" svg:x="9.2cm" svg:y="6cm">
          <text:p text:style-name="P1"><text:span text:style-name="T2">nick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6cm" svg:height="1.3cm" svg:x="13.1cm" svg:y="6cm">
          <text:p text:style-name="P1"><text:span text:style-name="T3">clav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6cm" svg:height="1.3cm" svg:x="17cm" svg:y="6cm">
          <text:p text:style-name="P1"><text:span text:style-name="T3">permiso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cm" svg:height="1.3cm" svg:x="5.1cm" svg:y="10.3cm">
          <text:p text:style-name="P1"><text:span text:style-name="T1">ba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6cm" svg:height="1.3cm" svg:x="9.2cm" svg:y="10.3cm">
          <text:p text:style-name="P1"><text:span text:style-name="T2">nombr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6cm" svg:height="1.3cm" svg:x="17cm" svg:y="10.3cm">
          <text:p text:style-name="P1"><text:span text:style-name="T3">descrbar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6cm" svg:height="1.3cm" svg:x="20.9cm" svg:y="10.3cm">
          <text:p text:style-name="P1"><text:span text:style-name="T3">activado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6cm" svg:height="1.3cm" svg:x="24.8cm" svg:y="10.3cm">
          <text:p text:style-name="P1"><text:span text:style-name="T3">la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6cm" svg:height="1.3cm" svg:x="32.6cm" svg:y="10.3cm">
          <text:p text:style-name="P1"><text:span text:style-name="T3">direccio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6cm" svg:height="1.3cm" svg:x="36.5cm" svg:y="10.3cm">
          <text:p text:style-name="P1"><text:span text:style-name="T3">urlimage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6cm" svg:height="1.3cm" svg:x="28.7cm" svg:y="10.3cm">
          <text:p text:style-name="P1"><text:span text:style-name="T3">lo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cm" svg:height="1.3cm" svg:x="5.1cm" svg:y="14.7cm">
          <text:p text:style-name="P1"><text:span text:style-name="T1">programa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6cm" svg:height="1.3cm" svg:x="9.2cm" svg:y="14.7cm">
          <text:p text:style-name="P1"><text:span text:style-name="T3">titulo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6cm" svg:height="1.3cm" svg:x="17cm" svg:y="14.7cm">
          <text:p text:style-name="P1"><text:span text:style-name="T3">descr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6cm" svg:height="1.3cm" svg:x="20.9cm" svg:y="14.7cm">
          <text:p text:style-name="P1"><text:span text:style-name="T3">destacado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6cm" svg:height="1.3cm" svg:x="24.8cm" svg:y="14.7cm">
          <text:p text:style-name="P1"><text:span text:style-name="T3">inicio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6cm" svg:height="1.3cm" svg:x="28.7cm" svg:y="14.7cm">
          <text:p text:style-name="P1"><text:span text:style-name="T3">fi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" draw:id="id1" draw:layer="layout" svg:width="3.6cm" svg:height="1.3cm" svg:x="32.6cm" svg:y="14.7cm">
          <text:p text:style-name="P1"><text:span text:style-name="T3">ca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cm" svg:height="1.3cm" svg:x="5.1cm" svg:y="18.7cm">
          <text:p text:style-name="P1"><text:span text:style-name="T1">categoria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" draw:id="id2" draw:layer="layout" svg:width="3.6cm" svg:height="1.3cm" svg:x="9.2cm" svg:y="18.7cm">
          <text:p text:style-name="P1"><text:span text:style-name="T3">nombrecat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34.4cm" svg:y1="16cm" svg:x2="11cm" svg:y2="18.7cm" draw:start-shape="id1" draw:start-glue-point="2" draw:end-shape="id2" svg:d="M34400 16000v1350h-23400v1350" svg:viewBox="0 0 23401 2701">
          <text:p/>
        </draw:connector>
        <draw:custom-shape draw:style-name="gr1" draw:text-style-name="P4" xml:id="id3" draw:id="id3" draw:layer="layout" svg:width="3.6cm" svg:height="1.3cm" svg:x="13.1cm" svg:y="14.7cm">
          <text:p text:style-name="P1"><text:span text:style-name="T3">bar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14.9cm" svg:y1="14.7cm" svg:x2="14.9cm" svg:y2="11.6cm" draw:start-shape="id3" draw:start-glue-point="0" draw:end-shape="id4" draw:end-glue-point="2" svg:d="M14900 14700v-3100" svg:viewBox="0 0 1 3101">
          <text:p/>
        </draw:connector>
        <draw:custom-shape draw:style-name="gr1" draw:text-style-name="P3" xml:id="id4" draw:id="id4" draw:layer="layout" svg:width="3.6cm" svg:height="1.3cm" svg:x="13.1cm" svg:y="10.3cm">
          <text:p text:style-name="P1"><text:span text:style-name="T2">nickbar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14.9cm" svg:y1="10.3cm" svg:x2="11cm" svg:y2="7.3cm" draw:start-shape="id4" draw:start-glue-point="0" draw:end-shape="id5" draw:end-glue-point="2" svg:d="M14900 10300v-1500h-3900v-1500" svg:viewBox="0 0 3901 3001">
          <text:p/>
        </draw:connector>
        <draw:line draw:style-name="gr3" draw:text-style-name="P5" draw:layer="layout" svg:x1="10.3cm" svg:y1="15.7cm" svg:x2="15.4cm" svg:y2="15.7cm">
          <text:p/>
        </draw:line>
        <draw:line draw:style-name="gr3" draw:text-style-name="P5" draw:layer="layout" svg:x1="13.9cm" svg:y1="11.3cm" svg:x2="16cm" svg:y2="11.3cm">
          <text:p/>
        </draw:line>
        <draw:line draw:style-name="gr3" draw:text-style-name="P5" draw:layer="layout" svg:x1="10.5cm" svg:y1="7cm" svg:x2="11.6cm" svg:y2="7cm">
          <text:p/>
        </draw:line>
        <draw:line draw:style-name="gr3" draw:text-style-name="P5" draw:layer="layout" svg:x1="9.5cm" svg:y1="19.7cm" svg:x2="12.4cm" svg:y2="19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5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7T13:57:38.784363015</meta:creation-date>
    <meta:editing-duration>P0D</meta:editing-duration>
    <meta:editing-cycles>1</meta:editing-cycles>
    <meta:generator>LibreOffice/5.1.6.2$Linux_X86_64 LibreOffice_project/10m0$Build-2</meta:generator>
    <meta:document-statistic meta:object-count="30"/>
  </office:meta>
</office:document-meta>
</file>